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12.938cm" svg:x2="4.302cm" svg:y2="21.193cm">
          <text:p/>
        </draw:line>
        <draw:line draw:style-name="gr2" draw:text-style-name="P1" draw:layer="layout" svg:x1="13.319cm" svg:y1="21.193cm" svg:x2="4.302cm" svg:y2="21.193cm">
          <text:p/>
        </draw:line>
        <draw:line draw:style-name="gr1" draw:text-style-name="P1" draw:layer="layout" svg:x1="13.319cm" svg:y1="21.193cm" svg:x2="8.62cm" svg:y2="12.938cm">
          <text:p/>
        </draw:line>
        <draw:frame draw:style-name="gr3" draw:text-style-name="P2" draw:layer="layout" svg:width="0.635cm" svg:height="0.627cm" svg:x="8.366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5.191cm" svg:y="16.4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1.823cm" svg:y="16.8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6.334cm" svg:y1="17.256cm" svg:x2="11.033cm" svg:y2="17.256cm">
          <text:p/>
        </draw:line>
        <draw:frame draw:style-name="gr3" draw:text-style-name="P2" draw:layer="layout" svg:width="0.666cm" svg:height="0.627cm" svg:x="3.001cm" svg:y="20.9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13.954cm" svg:y="21.1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0.621cm" svg:height="0.627cm" svg:x="8.902cm" svg:y="21.5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2.947cm" svg:height="1.338cm" svg:x="14.817cm" svg:y="11.79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2.933cm" svg:height="1.338cm" svg:x="14.843cm" svg:y="13.8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2.931cm" svg:height="1.338cm" svg:x="14.831cm" svg:y="15.9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2T09:57:55.629773439</dc:date>
    <meta:editing-duration>PT2H49M8S</meta:editing-duration>
    <meta:editing-cycles>72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row>
      <mrow>
        <mi mathvariant="italic">AB</mi>
        <mo stretchy="false">=</mo>
        <mfrac>
          <mn>1</mn>
          <mn>2</mn>
        </mfrac>
      </mrow>
      <mi mathvariant="italic">AD</mi>
    </mrow>
    <annotation encoding="StarMath 5.0">AB = { 1 over 2 } AD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row>
        <mi mathvariant="italic">AC</mi>
        <mo stretchy="false">=</mo>
        <mfrac>
          <mn>1</mn>
          <mn>2</mn>
        </mfrac>
      </mrow>
      <mi mathvariant="italic">AE</mi>
    </mrow>
    <annotation encoding="StarMath 5.0">AC = { 1 over 2 } AE</annotation>
  </semantics>
</math>
</file>

<file path=Object 9/content.xml><?xml version="1.0" encoding="utf-8"?>
<math xmlns="http://www.w3.org/1998/Math/MathML" display="block">
  <semantics>
    <mrow>
      <mrow>
        <mi mathvariant="italic">BC</mi>
        <mo stretchy="false">=</mo>
        <mfrac>
          <mn>1</mn>
          <mn>2</mn>
        </mfrac>
      </mrow>
      <mi mathvariant="italic">DE</mi>
    </mrow>
    <annotation encoding="StarMath 5.0">BC = { 1 over 2 } DE</annotation>
  </semantics>
</math>
</file>